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formula="of:=IF([.A19]&lt;&gt;&quot;&quot;;[.A19];&quot;&quot;)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ppy pig</text:p>
          </table:table-cell>
          <table:table-cell table:formula="of:=IF([.A25]&lt;&gt;&quot;&quot;;[.A25];&quot;&quot;)" office:value-type="float" office:value="8" calcext:value-type="float">
            <text:p>8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ugmeno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tack of gold coins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onab the Unsightly On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hocolate birthday cake</text:p>
          </table:table-cell>
          <table:table-cell table:formula="of:=IF([.A28]&lt;&gt;&quot;&quot;;[.A2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der Plate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oninah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Matzah bread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osherstock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ntique door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pitho / Volksmission Freudenstadt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inladung zur Wanderung</text:p>
          </table:table-cell>
          <table:table-cell/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iner Sturm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Brot und Wein</text:p>
          </table:table-cell>
          <table:table-cell table:formula="of:=IF([.A33]&lt;&gt;&quot;&quot;;[.A33];&quot;&quot;)" office:value-type="float" office:value="12" calcext:value-type="float">
            <text:p>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kob Erhardt / Volksmission Freudenstadt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8:26:53.291969084</dc:date>
    <meta:editing-duration>P3DT11H31M58S</meta:editing-duration>
    <meta:generator>LibreOffice/4.1.3.2$Linux_X86_64 LibreOffice_project/410m0$Build-2</meta:generator>
    <meta:editing-cycles>150</meta:editing-cycles>
    <meta:document-statistic meta:table-count="2" meta:cell-count="705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